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5">
      <style:text-properties style:font-name="Arial" officeooo:rsid="0011e31b" officeooo:paragraph-rsid="0019728b"/>
    </style:style>
    <style:style style:name="P2" style:family="paragraph" style:parent-style-name="Text_20_body">
      <style:text-properties style:font-name="Arial" officeooo:rsid="0011e31b" officeooo:paragraph-rsid="0019728b"/>
    </style:style>
    <style:style style:name="P3" style:family="paragraph" style:parent-style-name="Text_20_body">
      <style:text-properties style:font-name="Arial" officeooo:rsid="000f296f" officeooo:paragraph-rsid="0019728b"/>
    </style:style>
    <style:style style:name="P4" style:family="paragraph" style:parent-style-name="Text_20_body">
      <style:text-properties style:font-name="Arial" style:text-underline-style="solid" style:text-underline-width="auto" style:text-underline-color="font-color" officeooo:rsid="000f296f" officeooo:paragraph-rsid="0019728b"/>
    </style:style>
    <style:style style:name="P5" style:family="paragraph" style:parent-style-name="Text_20_body">
      <style:text-properties style:font-name="Arial" style:text-underline-style="solid" style:text-underline-width="auto" style:text-underline-color="font-color" officeooo:rsid="00106dd1" officeooo:paragraph-rsid="0019728b"/>
    </style:style>
    <style:style style:name="P6" style:family="paragraph" style:parent-style-name="Text_20_body">
      <style:text-properties style:font-name="Arial" style:text-underline-style="solid" style:text-underline-width="auto" style:text-underline-color="font-color" officeooo:rsid="001114d2" officeooo:paragraph-rsid="0019728b"/>
    </style:style>
    <style:style style:name="P7" style:family="paragraph" style:parent-style-name="Text_20_body" style:list-style-name="L13">
      <style:text-properties style:font-name="Arial" style:text-underline-style="solid" style:text-underline-width="auto" style:text-underline-color="font-color" officeooo:rsid="001114d2" officeooo:paragraph-rsid="0019728b"/>
    </style:style>
    <style:style style:name="P8" style:family="paragraph" style:parent-style-name="Text_20_body" style:list-style-name="L2">
      <style:text-properties style:font-name="Arial" style:text-underline-style="none" officeooo:rsid="000f296f" officeooo:paragraph-rsid="0019728b"/>
    </style:style>
    <style:style style:name="P9" style:family="paragraph" style:parent-style-name="Text_20_body">
      <style:text-properties style:font-name="Arial" style:text-underline-style="none" officeooo:rsid="000f296f" officeooo:paragraph-rsid="0019728b"/>
    </style:style>
    <style:style style:name="P10" style:family="paragraph" style:parent-style-name="Text_20_body" style:list-style-name="L9">
      <style:text-properties style:font-name="Arial" style:text-underline-style="none" officeooo:rsid="001114d2" officeooo:paragraph-rsid="0019728b"/>
    </style:style>
    <style:style style:name="P11" style:family="paragraph" style:parent-style-name="Text_20_body" style:list-style-name="L12">
      <style:text-properties style:font-name="Arial" style:text-underline-style="none" officeooo:rsid="001114d2" officeooo:paragraph-rsid="0019728b"/>
    </style:style>
    <style:style style:name="P12" style:family="paragraph" style:parent-style-name="Text_20_body" style:list-style-name="L13">
      <style:text-properties style:font-name="Arial" style:text-underline-style="none" officeooo:rsid="001114d2" officeooo:paragraph-rsid="0019728b"/>
    </style:style>
    <style:style style:name="P13" style:family="paragraph" style:parent-style-name="Text_20_body">
      <style:text-properties style:font-name="Arial" style:text-underline-style="none" officeooo:rsid="001114d2" officeooo:paragraph-rsid="0019728b"/>
    </style:style>
    <style:style style:name="P14" style:family="paragraph" style:parent-style-name="Text_20_body">
      <style:text-properties style:font-name="Arial" style:text-underline-style="none" officeooo:rsid="001f74ac" officeooo:paragraph-rsid="0019728b"/>
    </style:style>
    <style:style style:name="P15" style:family="paragraph" style:parent-style-name="Text_20_body">
      <style:text-properties style:font-name="Arial" style:text-underline-style="none" officeooo:rsid="001f74ac" officeooo:paragraph-rsid="001f74ac"/>
    </style:style>
    <style:style style:name="P16" style:family="paragraph" style:parent-style-name="Text_20_body" style:list-style-name="L16">
      <style:text-properties style:font-name="Arial" style:text-underline-style="none" officeooo:rsid="001f74ac" officeooo:paragraph-rsid="001f74ac"/>
    </style:style>
    <style:style style:name="P17" style:family="paragraph" style:parent-style-name="Text_20_body">
      <style:text-properties style:font-name="Arial" officeooo:rsid="00106dd1" officeooo:paragraph-rsid="0019728b"/>
    </style:style>
    <style:style style:name="P18" style:family="paragraph" style:parent-style-name="Text_20_body" style:list-style-name="L10">
      <style:text-properties style:font-name="Arial" officeooo:rsid="001114d2" officeooo:paragraph-rsid="0019728b"/>
    </style:style>
    <style:style style:name="P19" style:family="paragraph" style:parent-style-name="Text_20_body" style:list-style-name="L11">
      <style:text-properties style:font-name="Arial" officeooo:rsid="001114d2" officeooo:paragraph-rsid="0019728b"/>
    </style:style>
    <style:style style:name="P20" style:family="paragraph" style:parent-style-name="Text_20_body">
      <style:text-properties style:font-name="Arial" officeooo:rsid="001114d2" officeooo:paragraph-rsid="0019728b"/>
    </style:style>
    <style:style style:name="P21" style:family="paragraph" style:parent-style-name="Text_20_body" style:list-style-name="L14">
      <style:text-properties style:font-name="Arial" officeooo:rsid="0011dd0c" officeooo:paragraph-rsid="0019728b"/>
    </style:style>
    <style:style style:name="P22" style:family="paragraph" style:parent-style-name="Text_20_body">
      <style:text-properties style:font-name="Arial" officeooo:rsid="0011dd0c" officeooo:paragraph-rsid="0019728b"/>
    </style:style>
    <style:style style:name="P23" style:family="paragraph" style:parent-style-name="Text_20_body">
      <style:text-properties officeooo:rsid="000f296f" officeooo:paragraph-rsid="0019728b"/>
    </style:style>
    <style:style style:name="P24" style:family="paragraph" style:parent-style-name="Text_20_body">
      <style:text-properties style:text-underline-style="none" officeooo:rsid="000f296f" officeooo:paragraph-rsid="0019728b"/>
    </style:style>
    <style:style style:name="P25" style:family="paragraph" style:parent-style-name="Text_20_body">
      <style:text-properties style:text-underline-style="none" officeooo:rsid="001114d2" officeooo:paragraph-rsid="0019728b"/>
    </style:style>
    <style:style style:name="P26" style:family="paragraph" style:parent-style-name="Text_20_body">
      <style:text-properties style:text-underline-style="none" fo:font-weight="bold" officeooo:rsid="0034991b" officeooo:paragraph-rsid="0034991b" style:font-weight-asian="bold" style:font-weight-complex="bold"/>
    </style:style>
    <style:style style:name="P27" style:family="paragraph" style:parent-style-name="Text_20_body">
      <style:text-properties style:text-underline-style="none" fo:font-weight="bold" officeooo:rsid="003842b8" officeooo:paragraph-rsid="003842b8" style:font-weight-asian="bold" style:font-weight-complex="bold"/>
    </style:style>
    <style:style style:name="P28" style:family="paragraph" style:parent-style-name="Text_20_body">
      <style:text-properties style:text-underline-style="none" fo:font-weight="bold" officeooo:rsid="0046c1cc" officeooo:paragraph-rsid="0046c1cc" style:font-weight-asian="bold" style:font-weight-complex="bold"/>
    </style:style>
    <style:style style:name="P29" style:family="paragraph" style:parent-style-name="Text_20_body">
      <style:text-properties style:text-underline-style="none" fo:font-weight="bold" officeooo:rsid="004f19eb" officeooo:paragraph-rsid="004f19eb" style:font-weight-asian="bold" style:font-weight-complex="bold"/>
    </style:style>
    <style:style style:name="P30" style:family="paragraph" style:parent-style-name="Text_20_body" style:list-style-name="L25">
      <style:text-properties style:text-underline-style="none" fo:font-weight="bold" officeooo:rsid="0050a409" officeooo:paragraph-rsid="0050a409" style:font-weight-asian="bold" style:font-weight-complex="bold"/>
    </style:style>
    <style:style style:name="P31" style:family="paragraph" style:parent-style-name="Text_20_body">
      <style:text-properties style:text-underline-style="none" fo:font-weight="bold" officeooo:rsid="0059ace1" officeooo:paragraph-rsid="0059ace1" style:font-weight-asian="bold" style:font-weight-complex="bold"/>
    </style:style>
    <style:style style:name="P32" style:family="paragraph" style:parent-style-name="Text_20_body">
      <style:text-properties style:text-underline-style="none" fo:font-weight="bold" officeooo:rsid="005cb844" officeooo:paragraph-rsid="005cb844" style:font-weight-asian="bold" style:font-weight-complex="bold"/>
    </style:style>
    <style:style style:name="P33" style:family="paragraph" style:parent-style-name="Text_20_body">
      <style:text-properties style:text-underline-style="none" fo:font-weight="bold" officeooo:rsid="00600c28" officeooo:paragraph-rsid="005cb844" style:font-weight-asian="bold" style:font-weight-complex="bold"/>
    </style:style>
    <style:style style:name="P34" style:family="paragraph" style:parent-style-name="Text_20_body">
      <style:text-properties style:text-underline-style="none" fo:font-weight="bold" officeooo:rsid="00600c28" officeooo:paragraph-rsid="00600c28" style:font-weight-asian="bold" style:font-weight-complex="bold"/>
    </style:style>
    <style:style style:name="P35" style:family="paragraph" style:parent-style-name="Text_20_body">
      <style:text-properties style:text-underline-style="none" fo:font-weight="bold" officeooo:rsid="0060bc1a" officeooo:paragraph-rsid="0060bc1a" style:font-weight-asian="bold" style:font-weight-complex="bold"/>
    </style:style>
    <style:style style:name="P36" style:family="paragraph" style:parent-style-name="Text_20_body">
      <style:text-properties style:text-underline-style="none" fo:font-weight="bold" officeooo:rsid="00696412" officeooo:paragraph-rsid="00696412" style:font-weight-asian="bold" style:font-weight-complex="bold"/>
    </style:style>
    <style:style style:name="P37" style:family="paragraph" style:parent-style-name="Text_20_body">
      <style:text-properties style:text-underline-style="none" fo:font-weight="bold" officeooo:rsid="00696412" officeooo:paragraph-rsid="006a6e68" style:font-weight-asian="bold" style:font-weight-complex="bold"/>
    </style:style>
    <style:style style:name="P38" style:family="paragraph" style:parent-style-name="Text_20_body">
      <style:text-properties style:text-underline-style="none" fo:font-weight="bold" officeooo:rsid="00696412" officeooo:paragraph-rsid="006a712b" style:font-weight-asian="bold" style:font-weight-complex="bold"/>
    </style:style>
    <style:style style:name="P39" style:family="paragraph" style:parent-style-name="Text_20_body">
      <style:text-properties style:text-underline-style="none" fo:font-weight="bold" officeooo:rsid="00696412" officeooo:paragraph-rsid="006b7bb7" style:font-weight-asian="bold" style:font-weight-complex="bold"/>
    </style:style>
    <style:style style:name="P40" style:family="paragraph" style:parent-style-name="Text_20_body" style:list-style-name="L22">
      <style:text-properties style:text-underline-style="none" fo:font-weight="normal" officeooo:rsid="00322346" officeooo:paragraph-rsid="00376cc5" style:font-weight-asian="normal" style:font-weight-complex="normal"/>
    </style:style>
    <style:style style:name="P41" style:family="paragraph" style:parent-style-name="Text_20_body" style:list-style-name="L22">
      <style:text-properties style:text-underline-style="none" fo:font-weight="normal" officeooo:rsid="0039ee83" officeooo:paragraph-rsid="003a41a3" style:font-weight-asian="normal" style:font-weight-complex="normal"/>
    </style:style>
    <style:style style:name="P42" style:family="paragraph" style:parent-style-name="Text_20_body">
      <style:text-properties style:text-underline-style="none" fo:font-weight="normal" officeooo:rsid="0039ee83" officeooo:paragraph-rsid="003a41a3" style:font-weight-asian="normal" style:font-weight-complex="normal"/>
    </style:style>
    <style:style style:name="P43" style:family="paragraph" style:parent-style-name="Text_20_body">
      <style:text-properties style:text-underline-style="none" fo:font-weight="normal" officeooo:rsid="003aa00e" officeooo:paragraph-rsid="003aa00e" style:font-weight-asian="normal" style:font-weight-complex="normal"/>
    </style:style>
    <style:style style:name="P44" style:family="paragraph" style:parent-style-name="Text_20_body">
      <style:text-properties style:text-underline-style="none" fo:font-weight="normal" officeooo:rsid="003b2bfd" officeooo:paragraph-rsid="003b2bfd" style:font-weight-asian="normal" style:font-weight-complex="normal"/>
    </style:style>
    <style:style style:name="P45" style:family="paragraph" style:parent-style-name="Text_20_body" style:list-style-name="L23">
      <style:text-properties style:text-underline-style="none" fo:font-weight="normal" officeooo:rsid="003b2bfd" officeooo:paragraph-rsid="003b2bfd" style:font-weight-asian="normal" style:font-weight-complex="normal"/>
    </style:style>
    <style:style style:name="P46" style:family="paragraph" style:parent-style-name="Text_20_body" style:list-style-name="L23">
      <style:text-properties style:text-underline-style="none" fo:font-weight="normal" officeooo:rsid="003d72a7" officeooo:paragraph-rsid="003d72a7" style:font-weight-asian="normal" style:font-weight-complex="normal"/>
    </style:style>
    <style:style style:name="P47" style:family="paragraph" style:parent-style-name="Text_20_body" style:list-style-name="L23">
      <style:text-properties style:text-underline-style="none" fo:font-weight="normal" officeooo:rsid="003eec9a" officeooo:paragraph-rsid="003eec9a" style:font-weight-asian="normal" style:font-weight-complex="normal"/>
    </style:style>
    <style:style style:name="P48" style:family="paragraph" style:parent-style-name="Text_20_body">
      <style:text-properties style:text-underline-style="none" fo:font-weight="normal" officeooo:rsid="003eec9a" officeooo:paragraph-rsid="003eec9a" style:font-weight-asian="normal" style:font-weight-complex="normal"/>
    </style:style>
    <style:style style:name="P49" style:family="paragraph" style:parent-style-name="Text_20_body">
      <style:text-properties style:text-underline-style="none" fo:font-weight="normal" officeooo:rsid="0040e2a6" officeooo:paragraph-rsid="0040e2a6" style:font-weight-asian="normal" style:font-weight-complex="normal"/>
    </style:style>
    <style:style style:name="P50" style:family="paragraph" style:parent-style-name="Text_20_body">
      <style:text-properties style:text-underline-style="none" fo:font-weight="normal" officeooo:rsid="0042d9da" officeooo:paragraph-rsid="0042d9da" style:font-weight-asian="normal" style:font-weight-complex="normal"/>
    </style:style>
    <style:style style:name="P51" style:family="paragraph" style:parent-style-name="Text_20_body" style:list-style-name="L18">
      <style:text-properties style:text-underline-style="none" fo:font-weight="normal" officeooo:rsid="003146a2" officeooo:paragraph-rsid="0043e5de" style:font-weight-asian="normal" style:font-weight-complex="normal"/>
    </style:style>
    <style:style style:name="P52" style:family="paragraph" style:parent-style-name="Text_20_body">
      <style:text-properties style:text-underline-style="none" fo:font-weight="normal" officeooo:rsid="003146a2" officeooo:paragraph-rsid="0043e5de" style:font-weight-asian="normal" style:font-weight-complex="normal"/>
    </style:style>
    <style:style style:name="P53" style:family="paragraph" style:parent-style-name="Text_20_body">
      <style:text-properties style:text-underline-style="none" fo:font-weight="normal" officeooo:rsid="004469e2" officeooo:paragraph-rsid="004469e2" style:font-weight-asian="normal" style:font-weight-complex="normal"/>
    </style:style>
    <style:style style:name="P54" style:family="paragraph" style:parent-style-name="Text_20_body">
      <style:text-properties style:text-underline-style="none" fo:font-weight="normal" officeooo:rsid="00450b34" officeooo:paragraph-rsid="00450b34" style:font-weight-asian="normal" style:font-weight-complex="normal"/>
    </style:style>
    <style:style style:name="P55" style:family="paragraph" style:parent-style-name="Text_20_body" style:list-style-name="L24">
      <style:text-properties style:text-underline-style="none" fo:font-weight="normal" officeooo:rsid="004912c7" officeooo:paragraph-rsid="004912c7" style:font-weight-asian="normal" style:font-weight-complex="normal"/>
    </style:style>
    <style:style style:name="P56" style:family="paragraph" style:parent-style-name="Text_20_body" style:list-style-name="L24">
      <style:text-properties style:text-underline-style="none" fo:font-weight="normal" officeooo:rsid="0049c356" officeooo:paragraph-rsid="0049c356" style:font-weight-asian="normal" style:font-weight-complex="normal"/>
    </style:style>
    <style:style style:name="P57" style:family="paragraph" style:parent-style-name="Text_20_body" style:list-style-name="L24">
      <style:text-properties style:text-underline-style="none" fo:font-weight="normal" officeooo:rsid="004b3986" officeooo:paragraph-rsid="004b3986" style:font-weight-asian="normal" style:font-weight-complex="normal"/>
    </style:style>
    <style:style style:name="P58" style:family="paragraph" style:parent-style-name="Text_20_body" style:list-style-name="L24">
      <style:text-properties style:text-underline-style="none" fo:font-weight="normal" officeooo:rsid="004b5278" officeooo:paragraph-rsid="004b5278" style:font-weight-asian="normal" style:font-weight-complex="normal"/>
    </style:style>
    <style:style style:name="P59" style:family="paragraph" style:parent-style-name="Text_20_body">
      <style:text-properties style:text-underline-style="none" fo:font-weight="normal" officeooo:rsid="004b5278" officeooo:paragraph-rsid="004b5278" style:font-weight-asian="normal" style:font-weight-complex="normal"/>
    </style:style>
    <style:style style:name="P60" style:family="paragraph" style:parent-style-name="Text_20_body">
      <style:text-properties style:text-underline-style="none" fo:font-weight="normal" officeooo:rsid="004db901" officeooo:paragraph-rsid="004db901" style:font-weight-asian="normal" style:font-weight-complex="normal"/>
    </style:style>
    <style:style style:name="P61" style:family="paragraph" style:parent-style-name="Text_20_body">
      <style:text-properties style:text-underline-style="none" fo:font-weight="normal" officeooo:rsid="004f19eb" officeooo:paragraph-rsid="004f19eb" style:font-weight-asian="normal" style:font-weight-complex="normal"/>
    </style:style>
    <style:style style:name="P62" style:family="paragraph" style:parent-style-name="Text_20_body">
      <style:text-properties style:text-underline-style="none" fo:font-weight="normal" officeooo:rsid="0050a409" officeooo:paragraph-rsid="0050a409" style:font-weight-asian="normal" style:font-weight-complex="normal"/>
    </style:style>
    <style:style style:name="P63" style:family="paragraph" style:parent-style-name="Text_20_body">
      <style:text-properties style:text-underline-style="none" fo:font-weight="normal" officeooo:rsid="00523d9e" officeooo:paragraph-rsid="00523d9e" style:font-weight-asian="normal" style:font-weight-complex="normal"/>
    </style:style>
    <style:style style:name="P64" style:family="paragraph" style:parent-style-name="Text_20_body" style:list-style-name="L26">
      <style:text-properties style:text-underline-style="none" fo:font-weight="normal" officeooo:rsid="00523d9e" officeooo:paragraph-rsid="00523d9e" style:font-weight-asian="normal" style:font-weight-complex="normal"/>
    </style:style>
    <style:style style:name="P65" style:family="paragraph" style:parent-style-name="Text_20_body" style:list-style-name="L26">
      <style:text-properties style:text-underline-style="none" fo:font-weight="normal" officeooo:rsid="00552be9" officeooo:paragraph-rsid="00552be9" style:font-weight-asian="normal" style:font-weight-complex="normal"/>
    </style:style>
    <style:style style:name="P66" style:family="paragraph" style:parent-style-name="Text_20_body" style:list-style-name="L26">
      <style:text-properties style:text-underline-style="none" fo:font-weight="normal" officeooo:rsid="0056e2ba" officeooo:paragraph-rsid="0056e2ba" style:font-weight-asian="normal" style:font-weight-complex="normal"/>
    </style:style>
    <style:style style:name="P67" style:family="paragraph" style:parent-style-name="Text_20_body">
      <style:text-properties style:text-underline-style="none" fo:font-weight="normal" officeooo:rsid="00696412" officeooo:paragraph-rsid="00696412" style:font-weight-asian="normal" style:font-weight-complex="normal"/>
    </style:style>
    <style:style style:name="P68" style:family="paragraph" style:parent-style-name="Text_20_body">
      <style:text-properties style:text-underline-style="none" fo:font-weight="normal" officeooo:rsid="00696412" officeooo:paragraph-rsid="006a6e68" style:font-weight-asian="normal" style:font-weight-complex="normal"/>
    </style:style>
    <style:style style:name="P69" style:family="paragraph" style:parent-style-name="Text_20_body">
      <style:text-properties style:text-underline-style="none" fo:font-weight="normal" officeooo:rsid="006a712b" officeooo:paragraph-rsid="006a712b" style:font-weight-asian="normal" style:font-weight-complex="normal"/>
    </style:style>
    <style:style style:name="P70" style:family="paragraph" style:parent-style-name="Text_20_body" style:list-style-name="L29">
      <style:text-properties style:text-underline-style="none" fo:font-weight="normal" officeooo:rsid="006a712b" officeooo:paragraph-rsid="006a712b" style:font-weight-asian="normal" style:font-weight-complex="normal"/>
    </style:style>
    <style:style style:name="P71" style:family="paragraph" style:parent-style-name="Text_20_body">
      <style:text-properties style:text-underline-style="none" fo:font-weight="normal" officeooo:rsid="006b7bb7" officeooo:paragraph-rsid="006b7bb7" style:font-weight-asian="normal" style:font-weight-complex="normal"/>
    </style:style>
    <style:style style:name="P72" style:family="paragraph" style:parent-style-name="Text_20_body">
      <style:text-properties style:text-underline-style="solid" style:text-underline-width="auto" style:text-underline-color="font-color" officeooo:rsid="00106dd1" officeooo:paragraph-rsid="0019728b"/>
    </style:style>
    <style:style style:name="P73" style:family="paragraph" style:parent-style-name="Text_20_body">
      <style:text-properties style:text-underline-style="solid" style:text-underline-width="auto" style:text-underline-color="font-color" officeooo:rsid="001114d2" officeooo:paragraph-rsid="0019728b"/>
    </style:style>
    <style:style style:name="P74" style:family="paragraph" style:parent-style-name="Text_20_body">
      <style:text-properties style:text-underline-style="solid" style:text-underline-width="auto" style:text-underline-color="font-color" officeooo:rsid="00245914" officeooo:paragraph-rsid="003146a2"/>
    </style:style>
    <style:style style:name="P75" style:family="paragraph" style:parent-style-name="Text_20_body">
      <style:text-properties style:text-underline-style="solid" style:text-underline-width="auto" style:text-underline-color="font-color" fo:font-weight="bold" officeooo:rsid="003358d5" officeooo:paragraph-rsid="003358d5" style:font-weight-asian="bold" style:font-weight-complex="bold"/>
    </style:style>
    <style:style style:name="P76" style:family="paragraph" style:parent-style-name="Text_20_body" style:list-style-name="L20">
      <style:text-properties style:text-underline-style="solid" style:text-underline-width="auto" style:text-underline-color="font-color" fo:font-weight="bold" officeooo:rsid="003358d5" officeooo:paragraph-rsid="003358d5" style:font-weight-asian="bold" style:font-weight-complex="bold"/>
    </style:style>
    <style:style style:name="P77" style:family="paragraph" style:parent-style-name="Text_20_body">
      <style:text-properties style:text-underline-style="solid" style:text-underline-width="auto" style:text-underline-color="font-color" fo:font-weight="bold" officeooo:rsid="0034991b" officeooo:paragraph-rsid="0034991b" style:font-weight-asian="bold" style:font-weight-complex="bold"/>
    </style:style>
    <style:style style:name="P78" style:family="paragraph" style:parent-style-name="Text_20_body">
      <style:text-properties style:text-underline-style="solid" style:text-underline-width="auto" style:text-underline-color="font-color" fo:font-weight="bold" officeooo:rsid="00376cc5" officeooo:paragraph-rsid="00376cc5" style:font-weight-asian="bold" style:font-weight-complex="bold"/>
    </style:style>
    <style:style style:name="P79" style:family="paragraph" style:parent-style-name="Text_20_body">
      <style:text-properties style:text-underline-style="solid" style:text-underline-width="auto" style:text-underline-color="font-color" fo:font-weight="bold" officeooo:rsid="003aa00e" officeooo:paragraph-rsid="003358d5" style:font-weight-asian="bold" style:font-weight-complex="bold"/>
    </style:style>
    <style:style style:name="P80" style:family="paragraph" style:parent-style-name="Text_20_body">
      <style:text-properties style:text-underline-style="solid" style:text-underline-width="auto" style:text-underline-color="font-color" fo:font-weight="bold" officeooo:rsid="0042d9da" officeooo:paragraph-rsid="0042d9da" style:font-weight-asian="bold" style:font-weight-complex="bold"/>
    </style:style>
    <style:style style:name="P81" style:family="paragraph" style:parent-style-name="Text_20_body">
      <style:text-properties officeooo:rsid="001114d2" officeooo:paragraph-rsid="0019728b"/>
    </style:style>
    <style:style style:name="P82" style:family="paragraph" style:parent-style-name="Text_20_body">
      <style:text-properties officeooo:rsid="0011dd0c" officeooo:paragraph-rsid="0019728b"/>
    </style:style>
    <style:style style:name="P83" style:family="paragraph" style:parent-style-name="Text_20_body">
      <style:text-properties officeooo:paragraph-rsid="0020ea53"/>
    </style:style>
    <style:style style:name="P84" style:family="paragraph" style:parent-style-name="Text_20_body">
      <style:text-properties fo:font-weight="bold" officeooo:rsid="00274722" officeooo:paragraph-rsid="00274722" style:font-weight-asian="bold" style:font-weight-complex="bold"/>
    </style:style>
    <style:style style:name="P85" style:family="paragraph" style:parent-style-name="Text_20_body" style:list-style-name="L17">
      <style:text-properties fo:font-weight="bold" officeooo:rsid="0029e14b" officeooo:paragraph-rsid="0029e14b" style:font-weight-asian="bold" style:font-weight-complex="bold"/>
    </style:style>
    <style:style style:name="P86" style:family="paragraph" style:parent-style-name="Text_20_body">
      <style:text-properties fo:font-weight="bold" officeooo:rsid="002cb686" officeooo:paragraph-rsid="002cb686" style:font-weight-asian="bold" style:font-weight-complex="bold"/>
    </style:style>
    <style:style style:name="P87" style:family="paragraph" style:parent-style-name="Text_20_body" style:list-style-name="L17">
      <style:text-properties fo:font-weight="bold" officeooo:rsid="00315c04" officeooo:paragraph-rsid="00315c04" style:font-weight-asian="bold" style:font-weight-complex="bold"/>
    </style:style>
    <style:style style:name="P88" style:family="paragraph" style:parent-style-name="Text_20_body" style:list-style-name="L17">
      <style:text-properties fo:font-weight="bold" officeooo:rsid="00321f46" officeooo:paragraph-rsid="00321f46" style:font-weight-asian="bold" style:font-weight-complex="bold"/>
    </style:style>
    <style:style style:name="P89" style:family="paragraph" style:parent-style-name="Text_20_body">
      <style:text-properties officeooo:rsid="0028e240" officeooo:paragraph-rsid="0028e240"/>
    </style:style>
    <style:style style:name="P90" style:family="paragraph" style:parent-style-name="Text_20_body" style:list-style-name="L18">
      <style:text-properties fo:font-weight="normal" officeooo:rsid="0030edf7" officeooo:paragraph-rsid="0030edf7" style:font-weight-asian="normal" style:font-weight-complex="normal"/>
    </style:style>
    <style:style style:name="P91" style:family="paragraph" style:parent-style-name="Text_20_body" style:list-style-name="L18">
      <style:text-properties fo:font-weight="normal" officeooo:rsid="0030edf7" officeooo:paragraph-rsid="0043e5de" style:font-weight-asian="normal" style:font-weight-complex="normal"/>
    </style:style>
    <style:style style:name="P92" style:family="paragraph" style:parent-style-name="Text_20_body" style:list-style-name="L18">
      <style:text-properties fo:font-weight="normal" officeooo:rsid="003146a2" officeooo:paragraph-rsid="003146a2" style:font-weight-asian="normal" style:font-weight-complex="normal"/>
    </style:style>
    <style:style style:name="P93" style:family="paragraph" style:parent-style-name="Text_20_body" style:list-style-name="L18">
      <style:text-properties fo:font-weight="normal" officeooo:rsid="00322346" officeooo:paragraph-rsid="00322346" style:font-weight-asian="normal" style:font-weight-complex="normal"/>
    </style:style>
    <style:style style:name="P94" style:family="paragraph" style:parent-style-name="Text_20_body" style:list-style-name="L18">
      <style:text-properties fo:font-weight="normal" officeooo:rsid="00324d10" officeooo:paragraph-rsid="00324d10" style:font-weight-asian="normal" style:font-weight-complex="normal"/>
    </style:style>
    <style:style style:name="P95" style:family="paragraph" style:parent-style-name="Text_20_body">
      <style:text-properties fo:font-weight="normal" officeooo:rsid="00324d10" officeooo:paragraph-rsid="00324d10" style:font-weight-asian="normal" style:font-weight-complex="normal"/>
    </style:style>
    <style:style style:name="P96" style:family="paragraph" style:parent-style-name="Text_20_body" style:list-style-name="L18">
      <style:text-properties fo:font-weight="normal" officeooo:rsid="0039ee83" officeooo:paragraph-rsid="0039ee83" style:font-weight-asian="normal" style:font-weight-complex="normal"/>
    </style:style>
    <style:style style:name="P97" style:family="paragraph" style:parent-style-name="Text_20_body" style:list-style-name="L19">
      <style:text-properties officeooo:paragraph-rsid="003146a2"/>
    </style:style>
    <style:style style:name="P98" style:family="paragraph" style:parent-style-name="Text_20_body" style:list-style-name="L19">
      <style:text-properties officeooo:rsid="003146a2" officeooo:paragraph-rsid="003146a2"/>
    </style:style>
    <style:style style:name="P99" style:family="paragraph" style:parent-style-name="Text_20_body" style:list-style-name="L21">
      <style:text-properties officeooo:paragraph-rsid="0034991b"/>
    </style:style>
    <style:style style:name="P100" style:family="paragraph" style:parent-style-name="Text_20_body">
      <style:text-properties officeooo:paragraph-rsid="0034991b"/>
    </style:style>
    <style:style style:name="P101" style:family="paragraph" style:parent-style-name="Heading_20_1">
      <style:text-properties officeooo:rsid="0020ea53" officeooo:paragraph-rsid="0020ea53"/>
    </style:style>
    <style:style style:name="P102" style:family="paragraph" style:parent-style-name="Heading_20_2">
      <style:text-properties style:font-name="Arial" officeooo:rsid="000f296f" officeooo:paragraph-rsid="0019728b"/>
    </style:style>
    <style:style style:name="T1" style:family="text">
      <style:text-properties officeooo:rsid="0019728b"/>
    </style:style>
    <style:style style:name="T2" style:family="text">
      <style:text-properties officeooo:rsid="001a20f5"/>
    </style:style>
    <style:style style:name="T3" style:family="text">
      <style:text-properties officeooo:rsid="001d8f43"/>
    </style:style>
    <style:style style:name="T4" style:family="text">
      <style:text-properties officeooo:rsid="002526cc"/>
    </style:style>
    <style:style style:name="T5" style:family="text">
      <style:text-properties fo:font-weight="bold" style:font-weight-asian="bold" style:font-weight-complex="bold"/>
    </style:style>
    <style:style style:name="T6" style:family="text">
      <style:text-properties fo:font-weight="bold" officeooo:rsid="003146a2"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af994" style:font-weight-asian="normal" style:font-weight-complex="normal"/>
    </style:style>
    <style:style style:name="T9" style:family="text">
      <style:text-properties fo:font-weight="normal" officeooo:rsid="002b475b" style:font-weight-asian="normal" style:font-weight-complex="normal"/>
    </style:style>
    <style:style style:name="T10" style:family="text">
      <style:text-properties fo:font-weight="normal" officeooo:rsid="002d95b2" style:font-weight-asian="normal" style:font-weight-complex="normal"/>
    </style:style>
    <style:style style:name="T11" style:family="text">
      <style:text-properties fo:font-weight="normal" officeooo:rsid="005b2cdd" style:font-weight-asian="normal" style:font-weight-complex="normal"/>
    </style:style>
    <style:style style:name="T12" style:family="text">
      <style:text-properties fo:font-weight="normal" officeooo:rsid="00610460" style:font-weight-asian="normal" style:font-weight-complex="normal"/>
    </style:style>
    <style:style style:name="T13" style:family="text">
      <style:text-properties fo:font-weight="normal" officeooo:rsid="00628efa" style:font-weight-asian="normal" style:font-weight-complex="normal"/>
    </style:style>
    <style:style style:name="T14" style:family="text">
      <style:text-properties fo:font-weight="normal" officeooo:rsid="00634647" style:font-weight-asian="normal" style:font-weight-complex="normal"/>
    </style:style>
    <style:style style:name="T15" style:family="text">
      <style:text-properties fo:font-weight="normal" officeooo:rsid="0064e975" style:font-weight-asian="normal" style:font-weight-complex="normal"/>
    </style:style>
    <style:style style:name="T16" style:family="text">
      <style:text-properties fo:font-weight="normal" officeooo:rsid="0065cb3f" style:font-weight-asian="normal" style:font-weight-complex="normal"/>
    </style:style>
    <style:style style:name="T17" style:family="text">
      <style:text-properties officeooo:rsid="002e3351"/>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34991b" style:font-weight-asian="normal" style:font-weight-complex="normal"/>
    </style:style>
    <style:style style:name="T20" style:family="text">
      <style:text-properties style:text-underline-style="none" fo:font-weight="normal" officeooo:rsid="0035df00" style:font-weight-asian="normal" style:font-weight-complex="normal"/>
    </style:style>
    <style:style style:name="T21" style:family="text">
      <style:text-properties officeooo:rsid="0037deea"/>
    </style:style>
    <style:style style:name="T22" style:family="text">
      <style:text-properties officeooo:rsid="003bce4b"/>
    </style:style>
    <style:style style:name="T23" style:family="text">
      <style:text-properties officeooo:rsid="00555456"/>
    </style:style>
    <style:style style:name="T24" style:family="text">
      <style:text-properties officeooo:rsid="0058202a"/>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style:text-underline-style="solid" style:text-underline-width="auto" style:text-underline-color="font-color" fo:font-weight="normal" officeooo:rsid="005b2cdd" style:font-weight-asian="normal" style:font-weight-complex="normal"/>
    </style:style>
    <style:style style:name="T27" style:family="text">
      <style:text-properties officeooo:rsid="006a712b"/>
    </style:style>
    <style:style style:name="T28" style:family="text">
      <style:text-properties officeooo:rsid="006c61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2">Aufgabe <text:span text:style-name="T1">1</text:span></text:h>
      <text:p text:style-name="P3">a. Analyse der vorgestellten Vorgehensmodelle anhand der jweiligen Merkmale in Hinsicht auf die Entwicklung des in Aufgabe 1 beschriebenen Fahrscheinautomaten</text:p>
      <text:p text:style-name="P23"/>
      <text:p text:style-name="P4">Sequentielles Modell: Wasserfall-Modell</text:p>
      <text:p text:style-name="P9">- Projekt selbst ist relativ übersichtlich</text:p>
      <text:p text:style-name="P9">- Bahn/Bus-Unternehmen weiß im Normalfall, was der Kunde beim Kauf einer Karte beachten muss, welcher Anforderungen er an den Fahrscheinautomaten hat</text:p>
      <text:p text:style-name="P9">- Kein innovatives Projekt, es gibt keine spontanen Geistesblitze</text:p>
      <text:list xml:id="list6824115307113865833" text:style-name="L2">
        <text:list-item>
          <text:p text:style-name="P8">Der Entwicklungsablauf kann also der sequenziell betrieben werden</text:p>
          <text:list>
            <text:list-item>
              <text:p text:style-name="P8">Nach der Definition der Anforderungen können diese eingefroren werden und die nächste Phase begonnen werden.</text:p>
            </text:list-item>
            <text:list-item>
              <text:p text:style-name="P8">Alle Entwicklungsschritte sind bei der Entwicklung des Projektes sinnvoll</text:p>
            </text:list-item>
          </text:list>
        </text:list-item>
      </text:list>
      <text:p text:style-name="P9"/>
      <text:p text:style-name="P9">Fazit: Eignet sich für dieses Projekt.</text:p>
      <text:p text:style-name="P24"/>
      <text:p text:style-name="P72"/>
      <text:p text:style-name="P72"/>
      <text:p text:style-name="P72"/>
      <text:p text:style-name="P72"/>
      <text:p text:style-name="P72"/>
      <text:p text:style-name="P72"/>
      <text:p text:style-name="P5">Evolutionäres Modell:</text:p>
      <text:p text:style-name="P72"/>
      <text:p text:style-name="P13">Ausgangspunkt sind Kernanforderungen des Auftraggebers:</text:p>
      <text:list xml:id="list3814725538829105398" text:style-name="L9">
        <text:list-item>
          <text:p text:style-name="P10">Es gibt lediglich eine (oder nur sehr wenige) Kernanforderungen</text:p>
        </text:list-item>
      </text:list>
      <text:p text:style-name="P72"/>
      <text:p text:style-name="P17">Konzentration auf lauffähige Teilprodukte – Problem:</text:p>
      <text:list xml:id="list1318934066182515116" text:style-name="L10">
        <text:list-item>
          <text:p text:style-name="P18">Es gibt im Wesentlichen nur eine Aufgabe, die erfüllt werden muss. Es können nur schwer Teilprodukte entwickelt werden, die unabhängig voneinander sind.</text:p>
        </text:list-item>
      </text:list>
      <text:p text:style-name="P20">In allen Phasen der Entwicklung werden in Zusammenarbeit mit dem Kunden Anforderungen für das endgültige System sukzessiv zusammengestellt:</text:p>
      <text:list xml:id="list3716022043111303930" text:style-name="L11">
        <text:list-item>
          <text:p text:style-name="P19">unnötige Interaktion mit dem Kunden, der Sprung von einem Teilprodukt zum nächsten ist zu klein</text:p>
        </text:list-item>
      </text:list>
      <text:p text:style-name="P81"/>
      <text:p text:style-name="P20">Fazit: Bei der Entwicklung des Fahrscheinautomat unnötig</text:p>
      <text:p text:style-name="P81"/>
      <text:p text:style-name="P6">Komponenten-/objektorientiertes Modell:</text:p>
      <text:p text:style-name="P13"><text:soft-page-break/>Komponenten werden hinsichtlich Wiederverwendbarkeit entwickelt:</text:p>
      <text:list xml:id="list6804627968497183929" text:style-name="L12">
        <text:list-item>
          <text:p text:style-name="P11">Sinnvoll</text:p>
          <text:list>
            <text:list-item>
              <text:p text:style-name="P11">Interfaces zu Kreditkartensystem und Bahnserver bleiben gleich</text:p>
            </text:list-item>
            <text:list-item>
              <text:p text:style-name="P11">Eingabe durch Touchscreen erfolgt auf die selbe Art und Weise</text:p>
            </text:list-item>
            <text:list-item>
              <text:p text:style-name="P11">Auswahl und Darstellung von Zielen erfolgt mit ähnlichen Algorithmen und Datenstrukturen</text:p>
            </text:list-item>
          </text:list>
        </text:list-item>
      </text:list>
      <text:p text:style-name="P73"/>
      <text:p text:style-name="P6">Prototypenmodell</text:p>
      <text:p text:style-name="P13">Gut als Ergänzung <text:span text:style-name="T2">verwendbar</text:span>:</text:p>
      <text:list xml:id="list7740365516315506227" text:style-name="L13">
        <text:list-item>
          <text:p text:style-name="P12">horizontale Prototypen</text:p>
          <text:list>
            <text:list-item>
              <text:p text:style-name="P12">Darstellung der Benutzeroberfläche</text:p>
            </text:list-item>
            <text:list-item>
              <text:p text:style-name="P12">Überprüfung von Datenbanktransaktionen durch Bahnserver und Kreditinstitutserver</text:p>
            </text:list-item>
          </text:list>
        </text:list-item>
        <text:list-item>
          <text:p text:style-name="P12">vertikale Prototypen</text:p>
          <text:list>
            <text:list-item>
              <text:p text:style-name="P12">wird die Fahrkarte für das ausgewählte Ziel korrekt ausgegeben?</text:p>
              <text:p text:style-name="P7"/>
            </text:list-item>
          </text:list>
        </text:list-item>
      </text:list>
      <text:p text:style-name="P6"/>
      <text:p text:style-name="P6">Agile Vorgehensmodelle</text:p>
      <text:p text:style-name="P14"/>
      <text:p text:style-name="P15">Falls Anforderungen klar bestimmt werden können:</text:p>
      <text:list xml:id="list8591650680653099627" text:style-name="L16">
        <text:list-item>
          <text:p text:style-name="P16">Viel unnötiger Overhead durch Backlogs</text:p>
        </text:list-item>
        <text:list-item>
          <text:p text:style-name="P16">Vorteile der Agilen Modelle werden nicht genutzt</text:p>
          <text:list>
            <text:list-item>
              <text:p text:style-name="P16">Verständigung mit dem Kunden</text:p>
            </text:list-item>
            <text:list-item>
              <text:p text:style-name="P16">Einarbeiten von Änderungen in den Backlogs</text:p>
            </text:list-item>
          </text:list>
        </text:list-item>
      </text:list>
      <text:p text:style-name="P13"/>
      <text:p text:style-name="P25"/>
      <text:p text:style-name="P22">b)</text:p>
      <text:list xml:id="list7275615808685915803" text:style-name="L14">
        <text:list-item>
          <text:p text:style-name="P21">Falls Anforderungen vollständig beschrieben und eingefroren werden können - Wasserfallmodell. </text:p>
          <text:list>
            <text:list-item>
              <text:p text:style-name="P21">Erste Phase des Projekts: Verwendung von Prototypen zur Festlegung der Anforderungen</text:p>
            </text:list-item>
          </text:list>
        </text:list-item>
        <text:list-item>
          <text:p text:style-name="P21">Alternativ: Agiles Modell</text:p>
          <text:list>
            <text:list-item>
              <text:p text:style-name="P21">Verständigung mit dem Kunden</text:p>
            </text:list-item>
            <text:list-item>
              <text:p text:style-name="P21"><text:span text:style-name="T3">Mögliche </text:span>Änderungen können eingearbeitet werden</text:p>
            </text:list-item>
          </text:list>
        </text:list-item>
      </text:list>
      <text:p text:style-name="P82"/>
      <text:p text:style-name="P2">c)</text:p>
      <text:list xml:id="list3612885905499348647" text:style-name="L15">
        <text:list-item>
          <text:p text:style-name="P1">Es müssen stets die selben Aspekte betrachtet werden:</text:p>
          <text:list>
            <text:list-item>
              <text:p text:style-name="P1"><text:soft-page-break/>Werden in jedem Fall Änderungen zustande kommen?</text:p>
            </text:list-item>
            <text:list-item>
              <text:p text:style-name="P1">Mit wie vielen Änderungen kann gerechnet werden?</text:p>
            </text:list-item>
            <text:list-item>
              <text:p text:style-name="P1">Wann können diese Änderungen zustande kommen?</text:p>
            </text:list-item>
            <text:list-item>
              <text:p text:style-name="P1">Wie viel<text:span text:style-name="T4">e Anforderunge</text:span> können wir bei dem Projekt bereits fest setzen? Wie sicher sind wir uns? Wie sicher ist sich der Kunde?</text:p>
            </text:list-item>
          </text:list>
        </text:list-item>
      </text:list>
      <text:p text:style-name="P2"/>
      <text:p text:style-name="P2"/>
      <text:h text:style-name="P101" text:outline-level="1">Aufgabe 2:</text:h>
      <text:p text:style-name="P83"/>
      <text:p text:style-name="P74"><text:span text:style-name="T5">Strategische Ziel</text:span><text:span text:style-name="T6">e</text:span><text:span text:style-name="T5">:</text:span> </text:p>
      <text:list xml:id="list7981087517952888333" text:style-name="L19">
        <text:list-item>
          <text:p text:style-name="P97"><text:span text:style-name="T17">Bis Ende 2020 sollen die Fahrkartenverkäufe um 20% steigen.</text:span></text:p>
        </text:list-item>
        <text:list-item>
          <text:p text:style-name="P98">Die Kosten, welche durch Fahrkartenautomaten verursacht werden sollen um 20% verringert werden.</text:p>
        </text:list-item>
      </text:list>
      <text:p text:style-name="P89">(Allgemeine Überlegung – das Ziel eines Unternehmens allgemein ist immer die Erhöhung des Profits. In Relevanz zu dem Fahrkartenautomat bedeutet das, dass die Fahrkartenverkäufe gesteigert werden.)</text:p>
      <text:p text:style-name="P84">Mögliche Strategie:<text:span text:style-name="T7"> </text:span></text:p>
      <text:list xml:id="list7089576955184276995" text:style-name="L17">
        <text:list-item>
          <text:p text:style-name="P85"><text:span text:style-name="T7">Erhöhung der Zufriedenheit der Kunden beim Kauf einer Fahrkarte – Bedienung des UI</text:span></text:p>
        </text:list-item>
        <text:list-item>
          <text:p text:style-name="P85"><text:span text:style-name="T7">Accessability erhöhen – wie </text:span><text:span text:style-name="T8">verringert man die Hürde, dass der Kunde eine Karte kauft in Hinsicht auf den Fahrkartenautomat?</text:span><text:span text:style-name="T9"> (Andere Möglichkeiten, wie </text:span><text:span text:style-name="T10">bspw. </text:span><text:span text:style-name="T9">Preisreduzierung, uninteressant)</text:span></text:p>
        </text:list-item>
        <text:list-item>
          <text:p text:style-name="P87"><text:span text:style-name="T9">E</text:span><text:span text:style-name="T7">insparung bei der Hardware für den Fahrkartenautomaten </text:span></text:p>
          <text:list>
            <text:list-item>
              <text:p text:style-name="P87"><text:span text:style-name="T7">Farbverbrauch des Druckers</text:span></text:p>
            </text:list-item>
            <text:list-item>
              <text:p text:style-name="P87"><text:span text:style-name="T7">Wartungs- und Reperaturkosten</text:span></text:p>
            </text:list-item>
            <text:list-item>
              <text:p text:style-name="P88"><text:span text:style-name="T7">Robustheit der Hardware gegenüber höherer Gewalt und Vandalismus</text:span></text:p>
            </text:list-item>
          </text:list>
        </text:list-item>
      </text:list>
      <text:p text:style-name="P86">Abgeleitete Teilziele:</text:p>
      <text:list xml:id="list4717822697584382279" text:style-name="L18">
        <text:list-item>
          <text:p text:style-name="P90">Die durchschnittliche Dauer für den Kauf einer Fahrkarte soll sich um eine Minute verkürzen.</text:p>
        </text:list-item>
        <text:list-item>
          <text:p text:style-name="P92">Der Einkauf einer Fahrkarte soll mithilfe von Sprachsteuerung in deutscher Sprache erfolgen können.</text:p>
        </text:list-item>
        <text:list-item>
          <text:p text:style-name="P93">Die Wartungs- und Reperaturkosten des Fahrkartenautomaten sollen um 20% verringert werden.</text:p>
        </text:list-item>
        <text:list-item>
          <text:p text:style-name="P96">Die Kosten für das Drucken einer Fahrkarte sollen um 20% verringert werden.</text:p>
        </text:list-item>
        <text:list-item>
          <text:p text:style-name="P94">Der neue Fahrkartenautomat soll bis Ende 2016 in Betrieb sein.</text:p>
        </text:list-item>
      </text:list>
      <text:p text:style-name="P95"/>
      <text:p text:style-name="P75"/>
      <text:p text:style-name="P75"/>
      <text:p text:style-name="P75"><text:soft-page-break/></text:p>
      <text:p text:style-name="P75">Projektziele:</text:p>
      <text:list xml:id="list3269977454858540187" text:style-name="L20">
        <text:list-item>
          <text:p text:style-name="P76"><text:span text:style-name="T18">Der neue Fahrkartenautomat soll bis Ende 2016 in Betrieb sein</text:span></text:p>
        </text:list-item>
      </text:list>
      <text:p text:style-name="P79"/>
      <text:p text:style-name="P43">Um das zu bewerkstelligen, müssen alle Teilsysteme des Automaten fertiggestellt sein. Damit ist auch gemeint, dass sie vollständig getestet wurden, damit lediglich die Montage der fertigen Bauteile und die Installation durchgeführt werden muss.</text:p>
      <text:p text:style-name="P77"/>
      <text:p text:style-name="P26">Teilziele:</text:p>
      <text:list xml:id="list5587163039204219263" text:style-name="L21">
        <text:list-item>
          <text:p text:style-name="P99"><text:span text:style-name="T19">Alle Teilsysteme des Fahrkartenautomaten müssen bis August 2016 ferti</text:span><text:span text:style-name="T20">g sein</text:span></text:p>
        </text:list-item>
      </text:list>
      <text:p text:style-name="P100"/>
      <text:p text:style-name="P78">Prozessziele:</text:p>
      <text:p text:style-name="P78"/>
      <text:p text:style-name="P49">Unsicherheit, was genau ein Prozessziel ist, besteht... Keine einheitliche, genaue Definition gefunden.</text:p>
      <text:list xml:id="list3366279007967121934" text:style-name="L22">
        <text:list-item>
          <text:p text:style-name="P40">Die Wartungs- und Reperaturkosten des <text:span text:style-name="T21">neuen </text:span>Fahrkartenautomaten sollen um <text:span text:style-name="T22">1</text:span>0% verringert werden.</text:p>
        </text:list-item>
        <text:list-item>
          <text:p text:style-name="P41">Die Kosten für das Drucken einer Fahrkarte sollen um <text:span text:style-name="T22">1</text:span>0% verringert werden.</text:p>
        </text:list-item>
      </text:list>
      <text:p text:style-name="P44">Zur Verringerung der Wartungs- und Reperaturkosten muss Hardware eingekauft werden, die im Falle eines Fehlers einfacher und schneller zu repapieren ist. Außerdem soll möglichst selten eine Wartung durchgeführt werden müssen. Die Farbe eines Druckers soll bspw. möglichst selten ausgetauscht werden müssen. </text:p>
      <text:p text:style-name="P42"/>
      <text:p text:style-name="P27">Teilziele:</text:p>
      <text:list xml:id="list7959750410925877270" text:style-name="L23">
        <text:list-item>
          <text:p text:style-name="P45">Die Wartungsdauer des Fahrkartenautomaten soll sich im Durchschnitt um 10% verkürzen.</text:p>
        </text:list-item>
        <text:list-item>
          <text:p text:style-name="P45">Die durchschnittliche Zeit zwischen Reperaturen am Fahrkartenautomat soll sich um 10% vergrößern </text:p>
        </text:list-item>
        <text:list-item>
          <text:p text:style-name="P46">Der verwendete Drucker soll für das Drucken einer Fahrkarte 10% weniger Farbe benötigen.</text:p>
        </text:list-item>
        <text:list-item>
          <text:p text:style-name="P47">Der Stromverbrauch des verwendeten Druckers soll sich im Durchschnitt um 10% verringern.</text:p>
        </text:list-item>
      </text:list>
      <text:p text:style-name="P48"/>
      <text:p text:style-name="P80">Produktziele:</text:p>
      <text:p text:style-name="P50"/>
      <text:list xml:id="list160453640170987" text:continue-list="list4717822697584382279" text:style-name="L18">
        <text:list-item>
          <text:p text:style-name="P91">Die durchschnittliche Dauer für den Kauf einer Fahrkarte soll sich um eine Minute verkürzen.</text:p>
        </text:list-item>
        <text:list-item>
          <text:p text:style-name="P51">Der Einkauf einer Fahrkarte soll mithilfe von Sprachsteuerung in deutscher Sprache erfolgen können.</text:p>
        </text:list-item>
      </text:list>
      <text:p text:style-name="P52"/>
      <text:p text:style-name="P53">Bemerkung zur Sprachsteuerung – das Einhalten der Verringerung der durchschnittlichen Zeit für den Einkauf einer Fahrkarte ist vermutlich schwierig.</text:p>
      <text:p text:style-name="P53"><text:soft-page-break/>Die Verkürzung der Einkaufsdauer muss durch ein verbessertes, sehr intensiv getestetes UI erreicht werden. Weiterhin kann diese auch durch eine Verschnellerung der Prüfdauer der Transaktion und durch eine Verschnellerung des Druckens der Fahrkarte eingehalten werden.</text:p>
      <text:p text:style-name="P54">Die Sprachsteuerung muss zuverlässig funktionieren, um diese selbst bei schlechten Witterngsbedingungen zu ermöglichen und sicherzugehen, dass tatsächlich lediglich der Kunde, der den Automaten bedient auch Eingaben per Sprache tätigen kann.</text:p>
      <text:p text:style-name="P54"/>
      <text:p text:style-name="P28">Teilziele:</text:p>
      <text:list xml:id="list7006487118448117400" text:style-name="L24">
        <text:list-item>
          <text:p text:style-name="P55">Die Anzahl der Fehler eines unerfahrenen Benutzers des UI soll sich pro Stunde um 10% verringern <text:s/>( korrekte Zahl schwer einschätzbar)</text:p>
        </text:list-item>
        <text:list-item>
          <text:p text:style-name="P56">Die Prüfdauer der Gültigkeit einer Transaktion soll sich um 20% verringern</text:p>
        </text:list-item>
        <text:list-item>
          <text:p text:style-name="P56">Die Dauer des Druckens einer Fahrkarte soll sich um 20% verringern.</text:p>
        </text:list-item>
        <text:list-item>
          <text:p text:style-name="P57">Die Sprachsteuerung soll bis zu einer Windstärke von Beaufort 5 funktionieren.</text:p>
        </text:list-item>
        <text:list-item>
          <text:p text:style-name="P58">Die Sprachsteuerung soll lediglich auf Personen in einem bestimmten Radius um das Mikrofon reagieren.</text:p>
        </text:list-item>
      </text:list>
      <text:p text:style-name="P59"/>
      <text:p text:style-name="P60">b)</text:p>
      <text:p text:style-name="P60"/>
      <text:p text:style-name="P60"/>
      <text:p text:style-name="P60"/>
      <text:p text:style-name="P61">c) <text:span text:style-name="T28">+ d)</text:span></text:p>
      <text:p text:style-name="P29">Stakeholder identifizieren:</text:p>
      <text:p text:style-name="P62">Interagieren direkt mit dem Fahrkartenautomat, somit ist die Erstellung von Personas hier sinnvoll und besonders wichtig</text:p>
      <text:list xml:id="list5609254916825066308" text:style-name="L25">
        <text:list-item>
          <text:p text:style-name="P30"><text:span text:style-name="T7">Kunden, die eine Fahrkarte kaufen möchten</text:span></text:p>
        </text:list-item>
        <text:list-item>
          <text:p text:style-name="P30"><text:span text:style-name="T7">Wartungs- und Reperaturpersonal</text:span></text:p>
        </text:list-item>
      </text:list>
      <text:p text:style-name="P63">Interagieren nicht direkt mit dem System, sind jedoch trotzdem Stakeholder</text:p>
      <text:list xml:id="list7643829081703794453" text:style-name="L26">
        <text:list-item>
          <text:p text:style-name="P64">Manager, "Product Owners", Auftraggeber</text:p>
        </text:list-item>
        <text:list-item>
          <text:p text:style-name="P65">IT-<text:span text:style-name="T23">Mitarbeiter</text:span>, <text:span text:style-name="T23">welche</text:span> für die <text:span text:style-name="T24">initiale </text:span>Installation des Systems verantwotlich <text:span text:style-name="T23">sind</text:span></text:p>
        </text:list-item>
        <text:list-item>
          <text:p text:style-name="P66">Kreditkartenunternehmen, welche für die angebotenen Zahlungsmöglichkeiten zuständig sind</text:p>
        </text:list-item>
      </text:list>
      <text:p text:style-name="P48"/>
      <text:p text:style-name="P31">Personas für interagierende Stakeholder:</text:p>
      <text:p text:style-name="P31"/>
      <text:p text:style-name="P31">Kunde: Frau Müller<text:span text:style-name="T7">, eine siebzigjährige Dame mit von Arthritis geplagten Händen. Beschwert sich gerne über die "komplizierte, moderne Technik". </text:span><text:span text:style-name="T11">Besitzt weder einen Computer noch ein Smartphone.</text:span></text:p>
      <text:p text:style-name="P36"><text:span text:style-name="T26">A</text:span><text:span text:style-name="T25">uswirkungen:</text:span><text:span text:style-name="T7"> </text:span><text:span text:style-name="T15">Eine Fahrkarte sollte mit möglichst wenigen Schritten </text:span><text:span text:style-name="T16">ausgewählt werden können</text:span><text:span text:style-name="T15">. Die Möglichkeit der Bezahlung mit Münzen und Geldscheinen sollte einfach </text:span><text:span text:style-name="T16">zur Verfügung gestellt werden. Die Wahrscheinlichkeit, dass bei einer unübersichtlichen Darstellung Fehler entstehen, ist </text:span><text:soft-page-break/><text:span text:style-name="T16">sehr hoch.</text:span></text:p>
      <text:p text:style-name="P67"><text:span text:style-name="T7">Es soll die Möglichkeit geben, eine Fahrkarte in zwei Schritten (Zielauswahl, Bezahlung) auszugeben</text:span></text:p>
      <text:p text:style-name="P31"/>
      <text:p text:style-name="P35">Kunde: Herr Klein,<text:span text:style-name="T7"> ein sechszehnjähriger junger Mann, der aufgrund heftigen Stotterns </text:span><text:span text:style-name="T14">oft </text:span><text:span text:style-name="T7">Probleme hat sich verständlich auszudrücken. Kennt sich gut mit Computern aus und ist begeistert von innovativen Technologien.</text:span></text:p>
      <text:p text:style-name="P35"/>
      <text:p text:style-name="P37"><text:span text:style-name="T26">A</text:span><text:span text:style-name="T25">uswirkungen:</text:span></text:p>
      <text:p text:style-name="P68">Wird vermutlich die Sprachsteuerung in Anspruch nehmen, aber Probleme haben diese zu bedienen. <text:s/><text:span text:style-name="T27">Die Spracherkennung wird außerdem vermutlich Probleme mit manchen Dialekten haben. Eine entsprechende Behandlung ist notwenig.</text:span> </text:p>
      <text:p text:style-name="P31"/>
      <text:p text:style-name="P32">Kunde: Herr Hödur, <text:span text:style-name="T7">ein fitter Vierzigjähriger, der seit seiner Geburt blind ist. Sehr eigenständig, ist gerne allein unterwegs.</text:span></text:p>
      <text:p text:style-name="P69"/>
      <text:p text:style-name="P38"><text:span text:style-name="T26">A</text:span><text:span text:style-name="T25">uswirkungen:</text:span></text:p>
      <text:p text:style-name="P69">Kann dank der Sprachsteuerung zwar Eingaben machen, aber kann mithilfe der bisherigen Zielangaben keine Informationen, die vom Automaten bereitgestellt werden, einsehen.</text:p>
      <text:list xml:id="list2902911551284587278" text:style-name="L29">
        <text:list-item>
          <text:p text:style-name="P70">Der eingegebene Zielort, der Preis der Fahrkarte und die Aufforderung zur Zahlung, sowie eine Beschreibung der Lage der Eingaben sollen per Lautsprecher ausgegeben werden können.</text:p>
        </text:list-item>
      </text:list>
      <text:p text:style-name="P33"/>
      <text:p text:style-name="P34">Wartungspersonal: Herr Düsentrieb, <text:span text:style-name="T7">Ein mürrischer, </text:span><text:span text:style-name="T13">starrköpfiger</text:span><text:span text:style-name="T7"> Fünfzigjähriger. </text:span><text:span text:style-name="T12">Ist seit zwanzig Jahren im Bereich Wartung und Reperatur eingestellt und ist der Meinung, alle Fahrkartenautomaten funktionieren auf die selbe Art und Weise.</text:span></text:p>
      <text:p text:style-name="P39"><text:span text:style-name="T26">A</text:span><text:span text:style-name="T25">uswirkungen:</text:span></text:p>
      <text:p text:style-name="P71">Durch Verwendung neuartiger Hardware zur Reduzierung von Kosten könnten Probleme bei der Wartung durch das unbekannte Gerät entstehen und somit die Wartungsdauer verlängert werden. Es muss garantiert werden, dass das Wartungspersonal über das nötige Wissen verfügt, um einen Automaten in der angegebenen Zeispanne warten und repapieren zu könne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0M7S</meta:editing-duration>
    <meta:editing-cycles>85</meta:editing-cycles>
    <meta:generator>LibreOffice/4.2.6.3$Windows_x86 LibreOffice_project/3fd416d4c6db7d3204c17ce57a1d70f6e531ee21</meta:generator>
    <dc:date>2015-06-07T16:04:53.573000000</dc:date>
    <meta:document-statistic meta:table-count="0" meta:image-count="0" meta:object-count="0" meta:page-count="6" meta:paragraph-count="119" meta:word-count="1303" meta:character-count="9513" meta:non-whitespace-character-count="8378"/>
    <meta:user-defined meta:name="Info 1"/>
    <meta:user-defined meta:name="Info 2"/>
    <meta:user-defined meta:name="Info 3"/>
    <meta:user-defined meta:name="Info 4"/>
  </office:meta>
</office:document-meta>
</file>